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3" svg:font-family="'DejaVu Sans Condensed'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rward will be written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3" svg:font-family="'DejaVu Sans Condensed'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DejaVu Sans Condensed" fo:font-size="12pt" fo:language="en" fo:country="US" style:font-name-asian="DejaVu Sans Condensed3" style:font-size-asian="12pt" style:language-asian="en" style:country-asian="US" style:font-name-complex="DejaVu Sans Condensed3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3" style:font-size-asian="14pt" style:font-name-complex="DejaVu Sans Condensed3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7-26T17:15:11</meta:creation-date>
    <dc:date>2008-07-26T17:17:45</dc:date>
    <meta:print-date>2113-01-01T00:00:00</meta:print-date>
    <dc:language>en-US</dc:languag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33"/>
  </office:meta>
</office:document-meta>
</file>